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F41388BC80728D6A.png" manifest:media-type="image/png"/>
  <manifest:file-entry manifest:full-path="Pictures/1000000100000780000004386131B43BD789D0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.079cm" svg:y="13.679cm" svg:width="17cm" svg:height="9.562cm" draw:z-index="0"><draw:image xlink:href="Pictures/1000000100000780000004386131B43BD789D0E0.png" xlink:type="simple" xlink:show="embed" xlink:actuate="onLoad" draw:mime-type="image/png"/></draw:frame><draw:frame draw:style-name="fr1" draw:name="Image2" text:anchor-type="char" svg:width="17cm" svg:height="9.562cm" draw:z-index="1"><draw:image xlink:href="Pictures/100000010000078000000438F41388BC80728D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6:45:32.010456967</meta:creation-date>
    <dc:date>2023-10-23T16:46:23.060571382</dc:date>
    <meta:editing-duration>PT51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